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2280000018751558533.eps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e6c21"/>
    </style:style>
    <style:style style:name="T1" style:family="text">
      <style:text-properties officeooo:rsid="000e6c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p of the HCN(1-0) radiation from the source 203.05-14.05 (catalogue of Pestalozzi) – the II class <text:s/>methanol maser. </text:span></text:p>
      <text:p text:style-name="P1"><draw:frame draw:style-name="fr1" draw:name="graphics1" text:anchor-type="paragraph" svg:width="6.9252in" svg:height="4.9047in" draw:z-index="0"><draw:image xlink:href="Pictures/20000002000002280000018751558533.eps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2T12:31:10</meta:creation-date>
    <meta:document-statistic meta:table-count="0" meta:image-count="1" meta:object-count="0" meta:page-count="1" meta:paragraph-count="1" meta:word-count="18" meta:character-count="117"/>
    <dc:date>2011-11-02T12:46:50</dc:date>
    <meta:editing-duration>PT00H00M29S</meta:editing-duration>
    <meta:editing-cycles>1</meta:editing-cycles>
    <meta:generator>OpenOffice.org/3.2$Unix OpenOffice.org_project/320m19$Build-9505</meta:generator>
  </office:meta>
</office:document-meta>
</file>